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font-variant="normal" fo:text-transform="none" fo:color="#222222" style:font-name="Arial1" fo:font-size="12pt" fo:letter-spacing="normal" fo:font-style="normal" fo:font-weight="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fo:margin-left="0cm" fo:margin-right="0cm" fo:margin-top="0cm" fo:margin-bottom="0cm" fo:orphans="2" fo:widows="2" fo:text-indent="0cm" style:auto-text-indent="false"/>
      <style:text-properties fo:font-variant="normal" fo:text-transform="none" fo:color="#000000" style:font-name="roboto" fo:font-size="12pt" fo:letter-spacing="normal" fo:font-style="normal" fo:font-weight="normal" fo:background-color="#ecf0f1"/>
    </style:style>
    <style:style style:name="P7" style:family="paragraph" style:parent-style-name="Standard">
      <style:paragraph-properties fo:margin-left="0cm" fo:margin-right="0cm" fo:margin-top="0cm" fo:margin-bottom="0cm" fo:orphans="2" fo:widows="2" fo:text-indent="0cm" style:auto-text-indent="false"/>
      <style:text-properties fo:font-variant="normal" fo:text-transform="none" fo:color="#500050" style:font-name="Arial1" fo:font-size="12pt" fo:letter-spacing="normal" fo:font-style="normal" fo:font-weight="normal"/>
    </style:style>
    <style:style style:name="P8" style:family="paragraph" style:parent-style-name="Standard">
      <style:paragraph-properties fo:margin-left="0cm" fo:margin-right="0cm" fo:margin-top="0cm" fo:margin-bottom="0cm" fo:orphans="2" fo:widows="2" fo:text-indent="0cm" style:auto-text-indent="false"/>
    </style:style>
    <style:style style:name="P9" style:family="paragraph" style:parent-style-name="Standard">
      <style:paragraph-properties fo:margin-left="0cm" fo:margin-right="0cm" fo:margin-top="0cm" fo:margin-bottom="0cm" fo:orphans="2" fo:widows="2" fo:text-indent="0cm" style:auto-text-indent="false" fo:padding="0cm" fo:border="none"/>
    </style:style>
    <style:style style:name="P10"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1" style:family="paragraph" style:parent-style-name="Standard">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2pt" fo:letter-spacing="normal" fo:font-style="normal" fo:font-weight="bold" fo:background-color="#ecf0f1"/>
    </style:style>
    <style:style style:name="P12"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13" style:family="paragraph" style:parent-style-name="Heading_20_2">
      <style:paragraph-properties fo:margin-left="0cm" fo:margin-right="0cm" fo:margin-top="0cm" fo:margin-bottom="0cm" fo:orphans="2" fo:widows="2" fo:text-indent="0cm" style:auto-text-indent="false" fo:padding="0cm" fo:border="none"/>
      <style:text-properties fo:font-variant="normal" fo:text-transform="none" fo:color="#000000" style:font-name="roboto" fo:font-size="13.5pt" fo:letter-spacing="normal" fo:font-style="normal" fo:font-weight="normal"/>
    </style:style>
    <style:style style:name="P14" style:family="paragraph" style:parent-style-name="Text_20_body">
      <style:paragraph-properties fo:margin-left="0cm" fo:margin-right="0cm" fo:margin-top="0cm" fo:margin-bottom="0cm" fo:orphans="2" fo:widows="2" fo:text-indent="0cm" style:auto-text-indent="false"/>
    </style:style>
    <style:style style:name="P15"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1" fo:font-size="12pt" fo:letter-spacing="normal" fo:font-style="normal" fo:font-weight="normal"/>
    </style:style>
    <style:style style:name="P16"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style:style>
    <style:style style:name="P17" style:family="paragraph" style:parent-style-name="Standard">
      <style:paragraph-properties fo:margin-left="0cm" fo:margin-right="0cm" fo:orphans="2" fo:widows="2" fo:text-indent="0cm" style:auto-text-indent="false"/>
    </style:style>
    <style:style style:name="P18" style:family="paragraph" style:parent-style-name="Preformatted_20_Text">
      <style:paragraph-properties fo:margin-left="0cm" fo:margin-right="0cm" fo:margin-top="0cm" fo:margin-bottom="0.794cm" fo:orphans="2" fo:widows="2" fo:text-indent="0cm" style:auto-text-indent="false" fo:background-color="#ffffff" fo:padding="0.529cm" fo:border="0.002cm solid #dddddd">
        <style:background-image/>
      </style:paragraph-properties>
      <style:text-properties fo:font-variant="normal" fo:text-transform="none" fo:color="#455463" style:font-name="Consolas" fo:letter-spacing="normal" fo:font-style="normal" fo:font-weight="normal"/>
    </style:style>
    <style:style style:name="P19" style:family="paragraph" style:parent-style-name="Standard">
      <style:paragraph-properties fo:margin-left="0.529cm" fo:margin-right="0.529cm" fo:margin-top="0cm" fo:margin-bottom="0cm" fo:orphans="2" fo:widows="2" fo:text-indent="0cm" style:auto-text-indent="false" fo:padding="0cm" fo:border="none"/>
      <style:text-properties fo:font-variant="normal" fo:text-transform="none" fo:color="#222222" style:font-name="Arial1" fo:font-size="12pt" fo:letter-spacing="normal" fo:font-style="normal" fo:font-weight="normal"/>
    </style:style>
    <style:style style:name="P20" style:family="paragraph" style:parent-style-name="Standard">
      <style:paragraph-properties fo:break-before="page"/>
      <style:text-properties fo:font-variant="normal" fo:text-transform="none" fo:color="#222222" style:font-name="Arial1" fo:font-size="12pt" fo:letter-spacing="normal" fo:font-style="normal" fo:font-weight="normal"/>
    </style:style>
    <style:style style:name="P21" style:family="paragraph" style:parent-style-name="Text_20_body">
      <style:paragraph-properties fo:margin-top="0cm" fo:margin-bottom="0cm" fo:orphans="2" fo:widows="2"/>
      <style:text-properties fo:font-variant="normal" fo:text-transform="none" fo:color="#222222" style:font-name="Arial1" fo:font-size="12pt" fo:letter-spacing="normal" fo:font-style="normal" fo:font-weight="normal"/>
    </style:style>
    <style:style style:name="P22" style:family="paragraph" style:parent-style-name="Standard">
      <style:text-properties fo:font-weight="normal" style:font-weight-asian="normal" style:font-weight-complex="normal"/>
    </style:style>
    <style:style style:name="T1" style:family="text">
      <style:text-properties fo:font-variant="normal" fo:text-transform="none" fo:color="#1155cc" style:font-name="Arial1" fo:font-size="12pt" fo:letter-spacing="normal" fo:font-style="normal" fo:font-weight="normal"/>
    </style:style>
    <style:style style:name="T2" style:family="text">
      <style:text-properties fo:font-variant="normal" fo:text-transform="none" fo:letter-spacing="normal"/>
    </style:style>
    <style:style style:name="T3" style:family="text">
      <style:text-properties fo:font-variant="normal" fo:text-transform="none" fo:letter-spacing="normal" fo:font-style="normal" fo:font-weight="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color="#222222" style:font-name="Arial1" fo:font-size="12pt" fo:letter-spacing="normal" fo:font-style="normal" fo:font-weight="normal"/>
    </style:style>
    <style:style style:name="T6" style:family="text">
      <style:text-properties fo:color="#000000"/>
    </style:style>
    <style:style style:name="T7" style:family="text">
      <style:text-properties fo:color="#000000" fo:background-color="#eeea87"/>
    </style:style>
    <style:style style:name="T8" style:family="text">
      <style:text-properties fo:color="#000000" style:font-name="roboto"/>
    </style:style>
    <style:style style:name="T9" style:family="text">
      <style:text-properties fo:color="#000000" style:font-name="roboto" fo:background-color="#eeea87"/>
    </style:style>
    <style:style style:name="T10" style:family="text">
      <style:text-properties fo:color="#000000" style:font-name="roboto" fo:font-weight="bold"/>
    </style:style>
    <style:style style:name="T11" style:family="text">
      <style:text-properties fo:color="#000000" style:font-name="roboto" fo:font-weight="bold" fo:background-color="#eeea87"/>
    </style:style>
    <style:style style:name="T12" style:family="text">
      <style:text-properties fo:color="#000000" style:font-name="roboto" fo:font-weight="bold" fo:background-color="#ecf0f1"/>
    </style:style>
    <style:style style:name="T13" style:family="text">
      <style:text-properties fo:color="#000000" style:font-name="roboto" fo:background-color="#ecf0f1"/>
    </style:style>
    <style:style style:name="T14" style:family="text">
      <style:text-properties fo:color="#000000" fo:background-color="#ecf0f1"/>
    </style:style>
    <style:style style:name="T15" style:family="text">
      <style:text-properties fo:color="#36abcb" style:font-name="roboto"/>
    </style:style>
    <style:style style:name="T16" style:family="text">
      <style:text-properties fo:color="#333333" style:font-name="Consolas1"/>
    </style:style>
    <style:style style:name="T17" style:family="text">
      <style:text-properties fo:color="#888888" style:font-name="Consolas1"/>
    </style:style>
    <style:style style:name="T18" style:family="text">
      <style:text-properties fo:color="#888888" style:font-name="Consolas1" fo:font-style="italic"/>
    </style:style>
    <style:style style:name="T19" style:family="text">
      <style:text-properties style:font-name="Consolas1"/>
    </style:style>
    <style:style style:name="T20" style:family="text">
      <style:text-properties fo:color="#009695" style:font-name="Consolas1"/>
    </style:style>
    <style:style style:name="T21" style:family="text">
      <style:text-properties fo:color="#f57d00" style:font-name="Consolas1"/>
    </style:style>
    <style:style style:name="T22"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mainSlider.onValueChanged.AddListener(delegate {ValueChangeCheck(); }); - need to research a bit</text:p>
      <text:p text:style-name="Standard">if I dont provide a singleton function will gm retain statics?</text:p>
      <text:p text:style-name="Standard">when settings need passing put into the enemies a constructor and have if require the struct so on instantiation it gets fed the struct </text:p>
      <text:p text:style-name="Standard"/>
      <text:p text:style-name="Standard">if statics are bad practice and find gameobject is bad practice then how do I find something everything needs to reference, maybe using hierachy and everything is a root</text:p>
      <text:p text:style-name="Standard"/>
      <text:p text:style-name="Standard">write an email to unity course asking for intemediate course listing what concepts I want</text:p>
      <text:p text:style-name="Standard">-how to plan structure, order of decision eg when cant do this then do that</text:p>
      <text:p text:style-name="Standard">-using that test based learning course to cover what I want</text:p>
      <text:p text:style-name="Standard">-a second course providiing somewhere to go</text:p>
      <text:p text:style-name="Standard">-topics to cover high quality ui</text:p>
      <text:p text:style-name="Standard">-cover all the c# types and as ppl invested experience do loads little test like the other course</text:p>
      <text:p text:style-name="Standard"/>
      <text:p text:style-name="Standard">input boxes protection against being left empty</text:p>
      <text:p text:style-name="Standard">I want to be able to call redShip for example like this</text:p>
      <text:p text:style-name="Standard"/>
      <text:p text:style-name="Standard"/>
      <text:p text:style-name="Standard"/>
      <text:p text:style-name="Standard">what should start end the game</text:p>
      <text:p text:style-name="Standard">who should time the game</text:p>
      <text:p text:style-name="Standard">//the pirate text needs to tell players how long have until their will be a draw </text:p>
      <text:p text:style-name="Standard">e.g. you have enough supplies for 3 days (blue text a day take x seconds) after that all pirates will have to truce or starve → maybe this slides on their screen after iniated <text:s/>- you look below youve only got provisions for … x days</text:p>
      <text:p text:style-name="Standard">//use struct for keeping all settings of the ai's to be spawned</text:p>
      <text:p text:style-name="Standard"><text:soft-page-break/>Toggles for bike found misleading as would think that user clicks on them need to seperate them somehouse or change to an indicator maybe a traffic light – could just use the background element on the toggle delete toggle itself and change its colour – use the random number generator with texture to show inputs from all comports?</text:p>
      <text:p text:style-name="Standard">Could have on event setup screen in dividual bars so can see current output visually and the numbers and then the person doing set up can just use that and chose what to type in</text:p>
      <text:p text:style-name="Standard">maybe put a texture on the event setup screen of a camera showing the bikerig I made</text:p>
      <text:p text:style-name="Standard">change it so you have choice for setting default, either you use player prefs – and provide a save option, or you type in a number per bike, or you cycle in a number – if I see at event I could decide on this – watch setup see how difficult</text:p>
      <text:p text:style-name="Standard">also have a multiplier option, so when the default Is overwritten, if there are child bikes you can set them to have a multiplier that happens as soon as voltage received so the system does no know they are getting a boost OR put in the time to put in child mode where your ship doubles in size and speed and some colour indicator happens – an have child mode triggerable (issue with this is adult child pairs)could be overcome by having the android device on the bikes have two buttons left and right each taking half the screen, if you are left person you click the left and you are in child mode and if you are the right one on your screen you press right (or you could from your phone allocate your partner)</text:p>
      <text:p text:style-name="Standard"/>
      <text:p text:style-name="Standard">Need test with one two three and four players makes sure disable and enables right throughout the setupmanager</text:p>
      <text:p text:style-name="Standard"/>
      <text:p text:style-name="Standard">I can fix all gizmos so render nicely and good order but will take forever using transparency for now <text:s/>and hierachy order where I can but if I spot a course or something that shows how to do this better that would help. For now alpha is my friend as it all my change anyway once tweeked. </text:p>
      <text:p text:style-name="Standard"/>
      <text:p text:style-name="Standard"/>
      <text:p text:style-name="Standard">//what is limiting the archetecture and needs researching is running a method that runs every update for a period of time and then finishes and returns a value</text:p>
      <text:p text:style-name="Standard">at the moment in terrain grass detail shown at 250 now where extends out of water this is necessary</text:p>
      <text:p text:style-name="Standard">it moves which is why it needs rendering and a lot of it can I just download still grass patches or sea weed</text:p>
      <text:p text:style-name="Standard">but where it doesnt should just faded it when not close and paint the ground green where it is.</text:p>
      <text:p text:style-name="Standard">I dont know if I can chose places where it is different</text:p>
      <text:p text:style-name="Standard"><text:soft-page-break/>restructure the max bar</text:p>
      <text:p text:style-name="Standard">Recode with coroutines</text:p>
      <text:p text:style-name="Standard">Play drum roll for the stageTimer</text:p>
      <text:p text:style-name="Standard"/>
      <text:p text:style-name="Standard">do I need a visual for how much longer game is going to last – maybe just on optional hud thought doubt ppl will count the days that pass, or could have a set of suns down the side for number of days and the last day the images cuts aways like the count down timer</text:p>
      <text:p text:style-name="Standard">When team select arrow grows accumulating volts as hits end goes green to indicate will jump when time runs out</text:p>
      <text:p text:style-name="Standard">When shrink team select not catch the jumps </text:p>
      <text:p text:style-name="Standard">when refactor if use Transform.find rather than Gameobject.Find can find objects that have not yet been enabled!</text:p>
      <text:p text:style-name="Standard">Sound array sing the intro minute like the imigrant song and array of “come on, light it” cockney bad friend desperate addiction destruction voice … and others to go with babble of pub, running to docks etc for atmosphere; get friends to do some and layers</text:p>
      <text:p text:style-name="Standard">To match add a metal near circle the arc of its strike add particle effects so looks like its sparking then sets alight on finishing its sweep - polish</text:p>
      <text:p text:style-name="Standard"><text:a xlink:type="simple" xlink:href="https://www.makeuseof.com/tag/make-custom-game-controller-arduino-unity/" text:style-name="Internet_20_link" text:visited-style-name="Visited_20_Internet_20_Link">https://www.makeuseof.com/tag/make-custom-game-controller-arduino-unity/</text:a> -useful bit of remapping code</text:p>
      <text:p text:style-name="Standard"/>
      <text:p text:style-name="Standard">If cannonball trigger but the collider doesn’t can i still call on trigger in the collider without the trigger as well as the one without – can set a destructor and in it drop particles and have explosions</text:p>
      <text:p text:style-name="Standard"><text:a xlink:type="simple" xlink:href="https://stackoverflow.com/questions/9688237/how-to-prevent-colliders-from-passing-through-each-other" text:style-name="Internet_20_link" text:visited-style-name="Visited_20_Internet_20_Link">https://stackoverflow.com/questions/9688237/how-to-prevent-colliders-from-passing-through-each-other</text:a></text:p>
      <text:p text:style-name="Standard"/>
      <text:p text:style-name="P5">drum roll sound</text:p>
      <text:p text:style-name="P5">explosion sound</text:p>
      <text:p text:style-name="P5">powder keg</text:p>
      <text:p text:style-name="P5">metal arc for making sparks curly metal sharpener thing</text:p>
      <text:p text:style-name="P5">pub babble - into panic screach chairs when lit</text:p>
      <text:p text:style-name="P5">free irish drinking music backgrounfd</text:p>
      <text:p text:style-name="P5">lit fuse sound</text:p>
      <text:p text:style-name="Standard"/>
      <text:p text:style-name="Standard"/>
      <text:p text:style-name="Standard"><text:soft-page-break/>Look into view port rectangle forsplit screen</text:p>
      <text:p text:style-name="Standard"/>
      <text:p text:style-name="Standard">Colliders strangley push up triggers too on the camera triggers</text:p>
      <text:p text:style-name="Standard"/>
      <text:p text:style-name="Standard">Could be useful for floating health boxes dropped when sink ai – it could be triggered on delay from destructor and instantiate or it instantiates and after so long invokes the method and floats up should not collide as doesnt need to be solid</text:p>
      <text:p text:style-name="Standard"><text:a xlink:type="simple" xlink:href="https://www.youtube.com/watch?v=wwMn8S47LlY" text:style-name="Internet_20_link" text:visited-style-name="Visited_20_Internet_20_Link">https://www.youtube.com/watch?v=wwMn8S47LlY</text:a></text:p>
      <text:p text:style-name="Standard">might be nice if health boxes give you the health you are + a percentage back so the more damaged you are by taking a fight more health you gain – insentive and comeback mechanic or reason to get health at the last moment!</text:p>
      <text:p text:style-name="Standard"/>
      <text:p text:style-name="Standard">So if i used my colliders as also the triggers they could bump off stuff, and then the cannon balls could be the trigger this way could take damage and manage collision</text:p>
      <text:p text:style-name="Standard"/>
      <text:p text:style-name="Standard">Would be nice if the wake image’s alpha was related to speed --- ooh yeah that could be the power bar one each side!</text:p>
      <text:p text:style-name="Standard">Make separate hud canvas have it on a timer so turns off after your used to the game. Reappearing and showing rival too when battle cam is activated <text:s/>- could put all bars on boats but not make visible to their standard cam but it is to battle cam cool </text:p>
      <text:p text:style-name="Standard">Going to need to reverse the damage animation when receive health drop</text:p>
      <text:p text:style-name="Standard">Canons stop firing when enemy dies so maybe check if health drops below zero cancel invoke and because ship now called destroyed shouldn’t start again – or just cancel invoke now and again like every second just to check. – sloppy solve. - coroutine fire check fire check?</text:p>
      <text:p text:style-name="Standard">Ai random choose circle direction so will stop facing each other when both try and circle – is this a real issue</text:p>
      <text:p text:style-name="Standard">Taken a trigger collider off the player ship need to check collision a cannonball location detection</text:p>
      <text:p text:style-name="Standard">An ai got into a hill on the terrain, shouldn’t be possible because shouldn’t be on the nav mesh and it was sailing but couldn’t get out because of its colliders. Maybe need to rebake ensure terrain and navmesh baked together some how or look up exclusion zones though would be better automatic.I have childed the objects thought that would help</text:p>
      <text:p text:style-name="Standard">Code so sinks after animation finished</text:p>
      <text:p text:style-name="Standard"/>
      <text:p text:style-name="Standard"><text:soft-page-break/>Make sprite sheet flip book of the bomb and keg using gimp run in animator</text:p>
      <text:p text:style-name="Standard">Enabling object in canvas cause crash apparently canvas groups can solve this so need to research it</text:p>
      <text:p text:style-name="Standard"/>
      <text:p text:style-name="P1">Jobs to do with feel</text:p>
      <text:p text:style-name="Standard">Drinking music</text:p>
      <text:p text:style-name="Standard">Sound effects</text:p>
      <text:p text:style-name="Standard">Sea sound effect – think got in crab vs god</text:p>
      <text:p text:style-name="Standard">Seagulls – think got in crab vs god</text:p>
      <text:p text:style-name="Standard">damage</text:p>
      <text:p text:style-name="Standard"/>
      <text:p text:style-name="P1">Jobs to do with looks</text:p>
      <text:p text:style-name="P1"/>
      <text:p text:style-name="Standard">Watch a video to get meditaranian beach feel</text:p>
      <text:p text:style-name="Standard">Decorate</text:p>
      <text:p text:style-name="Standard">Warm lighting looks really cold at moment</text:p>
      <text:p text:style-name="Standard">Make it sparkly</text:p>
      <text:p text:style-name="Standard">Lower environment lighting</text:p>
      <text:p text:style-name="Standard">More directional</text:p>
      <text:p text:style-name="Standard">Warmer!</text:p>
      <text:p text:style-name="Standard">Sea brighter</text:p>
      <text:p text:style-name="Standard">Shadows harder crisper so more noticeable</text:p>
      <text:p text:style-name="Standard">Spray ff boats not go yellow</text:p>
      <text:p text:style-name="Standard"/>
      <text:p text:style-name="P5">corountines</text:p>
      <text:p text:style-name="P5">statics</text:p>
      <text:p text:style-name="P5"/>
      <text:p text:style-name="P5">drum roll sound</text:p>
      <text:p text:style-name="P5">explosion sound</text:p>
      <text:p text:style-name="P5">powder keg</text:p>
      <text:p text:style-name="P5">metal arc for making sparks curly metal sharpener thing</text:p>
      <text:p text:style-name="P5"><text:soft-page-break/>pub babble - into panic screach chairs when lit</text:p>
      <text:p text:style-name="P5">free irish drinking music backgrounfd</text:p>
      <text:p text:style-name="P5">lit fuse sound</text:p>
      <text:p text:style-name="P5"/>
      <text:p text:style-name="P5">view port rectangle for screen split</text:p>
      <text:p text:style-name="P5"/>
      <text:p text:style-name="P16">code optimising</text:p>
      <text:p text:style-name="P14"><text:a xlink:type="simple" xlink:href="https://www.youtube.com/watch?v=wwMn8S47LlY" office:target-frame-name="_blank" xlink:show="new" text:style-name="Internet_20_link" text:visited-style-name="Visited_20_Internet_20_Link"><text:span text:style-name="T1">https://www.youtube.com/watch?v=wwMn8S47LlY</text:span></text:a></text:p>
      <text:p text:style-name="P21">might be nice if health boxes give you the health you are + a percentage back so the more damaged you are by taking a fight more health you gain – insentive and comeback mechanic or reason to get health at the last moment!</text:p>
      <text:p text:style-name="Standard"/>
      <text:p text:style-name="P17"><text:a xlink:type="simple" xlink:href="https://www.alanzucconi.com/2015/10/07/how-to-integrate-arduino-with-unity/" office:target-frame-name="_blank" xlink:show="new" text:style-name="Internet_20_link" text:visited-style-name="Visited_20_Internet_20_Link"><text:span text:style-name="T1">https://www.alanzucconi.com/2015/10/07/how-to-integrate-arduino-with-unity/</text:span></text:a> </text:p>
      <text:p text:style-name="Standard"/>
      <text:p text:style-name="P17"><text:a xlink:type="simple" xlink:href="https://vimeo.com/36579366" office:target-frame-name="_blank" xlink:show="new" text:style-name="Internet_20_link" text:visited-style-name="Visited_20_Internet_20_Link"><text:span text:style-name="T1">https://vimeo.com/36579366</text:span></text:a> </text:p>
      <text:p text:style-name="P17"><text:span text:style-name="T5">when refactoring make alist of useful stuff from sololearn course and then try and use all o fthem so i get practice of each</text:span> </text:p>
      <text:p text:style-name="P17">try and get these things in refactor to help me learn them</text:p>
      <text:p text:style-name="P17"/>
      <text:p text:style-name="P17"/>
      <text:p text:style-name="P17"/>
      <text:p text:style-name="Standard"/>
      <text:p text:style-name="P5">a constructor same name as class and runs when instantiate class, could be use ful for refactor of my code maybe. not sure how it is different to start</text:p>
      <text:p text:style-name="P5"/>
      <text:p text:style-name="P9"><text:span text:style-name="T3">public string Name</text:span><text:span text:style-name="T2"> </text:span><text:span text:style-name="T4">//property</text:span><text:line-break/><text:span text:style-name="T3">{<text:line-break/>get { return name; }<text:line-break/>set { name = value; }</text:span></text:p>
      <text:p text:style-name="P11">}</text:p>
      <text:p text:style-name="P5"/>
      <text:p text:style-name="P10"><text:span text:style-name="T11">value </text:span><text:span text:style-name="T9">is a special keyword, which represents the value we assign to a property</text:span><text:span text:style-name="T7"> </text:span><text:span text:style-name="T9">using the </text:span><text:span text:style-name="T11">set </text:span><text:span text:style-name="T9">accessor. </text:span></text:p>
      <text:p text:style-name="P5"/>
      <text:p text:style-name="P5">this would refactor my playersetting static instances nicely</text:p>
      <text:p text:style-name="P5"/>
      <text:p text:style-name="P8"><text:soft-page-break/><text:span text:style-name="T4">class Person</text:span><text:line-break/><text:span text:style-name="T4">{</text:span><text:line-break/><text:span text:style-name="T4">private</text:span><text:span text:style-name="T2"> </text:span><text:span text:style-name="T4">string</text:span><text:span text:style-name="T2"> </text:span><text:span text:style-name="T4">name;</text:span><text:line-break/><text:span text:style-name="T4">public</text:span><text:span text:style-name="T2"> </text:span><text:span text:style-name="T4">string</text:span><text:span text:style-name="T2"> </text:span><text:span text:style-name="T4">Name</text:span><text:line-break/><text:span text:style-name="T4">{</text:span><text:line-break/><text:span text:style-name="T4">get { return name; }</text:span><text:line-break/><text:span text:style-name="T4">set { name = value; }</text:span><text:line-break/><text:span text:style-name="T4">}</text:span><text:line-break/><text:span text:style-name="T4">}</text:span><text:line-break/><text:span text:style-name="T4">static</text:span><text:span text:style-name="T2"> </text:span><text:span text:style-name="T4">void</text:span><text:span text:style-name="T2"> </text:span><text:span text:style-name="T4">Main(string[] args)</text:span><text:line-break/><text:span text:style-name="T4">{</text:span><text:line-break/><text:span text:style-name="T4">Person p = new Person();</text:span><text:line-break/><text:span text:style-name="T3">p.Name = "Bob";</text:span><text:line-break/><text:span text:style-name="T4">Console.WriteLine(</text:span><text:span text:style-name="T3">p.Name</text:span><text:span text:style-name="T4">);</text:span></text:p>
      <text:p text:style-name="P6">}</text:p>
      <text:p text:style-name="P10">... or even <text:span text:style-name="T13">public</text:span><text:span text:style-name="T14"> </text:span><text:span text:style-name="T13">string</text:span><text:span text:style-name="T14"> </text:span><text:span text:style-name="T13">Name { </text:span><text:span text:style-name="T12">get; set;</text:span><text:span text:style-name="T14"> </text:span><text:span text:style-name="T13">}</text:span> </text:p>
      <text:p text:style-name="Standard"/>
      <text:p text:style-name="P8"><text:span text:style-name="T5">when refactor canon  </text:span><text:span text:style-name="T3">~Dog() - destructor runs on destruction</text:span></text:p>
      <text:p text:style-name="P5"/>
      <text:p text:style-name="P5">could be useful for setting up enemy types</text:p>
      <text:p text:style-name="P19"><text:span text:style-name="T8">Let's define our base class </text:span><text:span text:style-name="T10">Animal</text:span><text:span text:style-name="T8">:</text:span><text:span text:style-name="T13">class Animal {<text:line-break/>public int Legs {get; set;}<text:line-break/>public int Age {get; set;}<text:line-break/>}</text:span><text:line-break/><text:span text:style-name="T8">Now we can derive class </text:span><text:span text:style-name="T10">Dog</text:span><text:span text:style-name="T6"> </text:span><text:span text:style-name="T8">from it:</text:span><text:span text:style-name="T13">class Dog </text:span><text:span text:style-name="T12">:</text:span><text:span text:style-name="T13"> Animal {<text:line-break/>public Dog() {<text:line-break/>Legs = 4;<text:line-break/>}<text:line-break/>public void Bark() {<text:line-break/>Console.Write("Woof");<text:line-break/></text:span><text:span text:style-name="T13">}<text:line-break/>}</text:span></text:p>
      <text:p text:style-name="Standard"/>
      <text:p text:style-name="Standard"/>
      <text:p text:style-name="P17"><text:soft-page-break/><text:span text:style-name="T5">should playersettings be an abstractic class because i only take from it static classes but never use it itself</text:span> </text:p>
      <text:p text:style-name="P7">should playersettings be an abstractic class because i only take from it static classes but never use it itself </text:p>
      <text:p text:style-name="P5">or interface if all elements abstract</text:p>
      <text:p text:style-name="P5"/>
      <text:p text:style-name="P5">really need to plan the refactor and compare abstracts interfaces etc and really plan out all the elements i want to use and where most appropriate</text:p>
      <text:p text:style-name="P5">think intefaces onluy really necessary if want to use multiple on one derived class whereas if was just deriving it it could only have one base it may have multiple interfacezs and so this is when it is useful i could imagine it is a good way too of working when others because would restrict and define what their class must have a members </text:p>
      <text:p text:style-name="Standard"/>
      <text:p text:style-name="P20">look up development when to use a nested class for example</text:p>
      <text:p text:style-name="P5">should my playersSettings be structs</text:p>
      <text:p text:style-name="Standard"/>
      <text:p text:style-name="Standard"/>
      <text:p text:style-name="P2">if playersettings are struct but i use the keyword and the constructor requires a colour and names etc this means that the code will result in the set up being required</text:p>
      <text:p text:style-name="P5">does abstract struct exist ... nope</text:p>
      <text:p text:style-name="P5"/>
      <text:p text:style-name="P16">what about a struct with a this(){index whatever} would this allow a struct holding ever one of the player settup</text:p>
      <text:h text:style-name="P13" text:outline-level="2">Structs vs Classes</text:h>
      <text:p text:style-name="P12"><text:line-break/><text:span text:style-name="T8">In general, classes are used to model more complex behavior, or data, that is intended to be modified after a class object is created. Structs are best suited for small data structures that contain primarily data that is not intended to be modified after the </text:span><text:span text:style-name="T15">struct</text:span><text:span text:style-name="T6"> </text:span><text:span text:style-name="T8">is created. Consider defining a </text:span><text:span text:style-name="T15">struct</text:span><text:span text:style-name="T6"> </text:span><text:span text:style-name="T8">instead of a class if you are trying to represent a simple set of data</text:span> </text:p>
      <text:p text:style-name="P15"/>
      <text:p text:style-name="P15">so maybe a class with a struct the struct holding the non changeable data per class player settings</text:p>
      <text:p text:style-name="P15"/>
      <text:p text:style-name="P15">... maybe make a grid of all the possible ways of playersettings functioning and then ask someone who has skill with c#</text:p>
      <text:p text:style-name="P15">maybe dad or alan will know someone - do pros and cons analysis</text:p>
      <text:p text:style-name="P15"/>
      <text:p text:style-name="P15">need to find a good graphic comparing struct enums classes ... - what are all these things called operators, no, types, no, ... </text:p>
      <text:p text:style-name="P15"/>
      <text:p text:style-name="P15"/>
      <text:p text:style-name="P15">use enum switch statements somewhere maybe would work well in the arrays of the pirate speach </text:p>
      <text:p text:style-name="P15"/>
      <text:p text:style-name="P15">need a way of working out when ai bust so can set them to blow themselves up</text:p>
      <text:p text:style-name="P15"/>
      <text:p text:style-name="P15"/>
      <text:p text:style-name="Standard"/>
      <text:p text:style-name="Standard"><text:soft-page-break/>when setting max the affordance is weak maybe a line to the warf area and have the text there in a grid so easy see who sets who</text:p>
      <text:p text:style-name="Standard">.</text:p>
      <text:p text:style-name="Standard"/>
      <text:p text:style-name="Standard">Research advantage of different scenes rather than disabling enabling objects</text:p>
      <text:p text:style-name="Standard"/>
      <text:p text:style-name="Standard">slider on event setup needs to allow a max that is the number of spawn points – number of players and adjust if <text:s/>activated in wrong order.</text:p>
      <text:p text:style-name="Standard">Put at least one list in the game as never used lists</text:p>
      <text:p text:style-name="Standard">really need to learn how to work canvases and cameras together and nesting transforms</text:p>
      <text:p text:style-name="Standard"><text:span text:style-name="T18">//in</text:span><text:span text:style-name="T17"> </text:span><text:span text:style-name="T18">their</text:span><text:span text:style-name="T17"> </text:span><text:span text:style-name="T18">code</text:span><text:span text:style-name="T17"> </text:span><text:span text:style-name="T18">the</text:span><text:span text:style-name="T17"> </text:span><text:span text:style-name="T18">enabled</text:span><text:span text:style-name="T17"> </text:span><text:span text:style-name="T18">selectors</text:span><text:span text:style-name="T17"> </text:span><text:span text:style-name="T18">will</text:span><text:span text:style-name="T17"> </text:span><text:span text:style-name="T18">have</text:span><text:span text:style-name="T17"> </text:span><text:span text:style-name="T18">set</text:span><text:span text:style-name="T17"> </text:span><text:span text:style-name="T18">the</text:span><text:span text:style-name="T17"> </text:span><text:span text:style-name="T18">static</text:span><text:span text:style-name="T17"> </text:span><text:span text:style-name="T18">instances</text:span><text:span text:style-name="T17"> </text:span><text:span text:style-name="T18">so</text:span><text:span text:style-name="T17"> </text:span><text:span text:style-name="T18">check</text:span><text:span text:style-name="T17"> </text:span><text:span text:style-name="T18">which</text:span><text:span text:style-name="T17"> </text:span><text:span text:style-name="T18">are</text:span><text:span text:style-name="T17"> </text:span><text:span text:style-name="T18">enabled</text:span><text:span text:style-name="T17"> </text:span><text:span text:style-name="T18">if</text:span><text:span text:style-name="T17"> </text:span><text:span text:style-name="T18">zero</text:span><text:span text:style-name="T17"> </text:span><text:span text:style-name="T18">...</text:span><text:span text:style-name="T17"> </text:span><text:span text:style-name="T19"><text:line-break/></text:span><text:span text:style-name="T16">    </text:span><text:span text:style-name="T18">//</text:span><text:span text:style-name="T17"> </text:span><text:span text:style-name="T18">...</text:span><text:span text:style-name="T17"> </text:span><text:span text:style-name="T18">needs</text:span><text:span text:style-name="T17"> </text:span><text:span text:style-name="T18">to</text:span><text:span text:style-name="T17"> </text:span><text:span text:style-name="T18">throw</text:span><text:span text:style-name="T17"> </text:span><text:span text:style-name="T18">back</text:span><text:span text:style-name="T17"> </text:span><text:span text:style-name="T18">to</text:span><text:span text:style-name="T17"> </text:span><text:span text:style-name="T18">the</text:span><text:span text:style-name="T17"> </text:span><text:span text:style-name="T18">event</text:span><text:span text:style-name="T17"> </text:span><text:span text:style-name="T18">setup</text:span><text:span text:style-name="T17"> </text:span><text:span text:style-name="T18">OR</text:span><text:span text:style-name="T17"> </text:span><text:span text:style-name="T18">just</text:span><text:span text:style-name="T17"> </text:span><text:span text:style-name="T18">start</text:span><text:span text:style-name="T17"> </text:span><text:span text:style-name="T18">game</text:span><text:span text:style-name="T17"> </text:span><text:span text:style-name="T18">keep</text:span><text:span text:style-name="T17"> </text:span><text:span text:style-name="T18">camera</text:span><text:span text:style-name="T17"> </text:span><text:span text:style-name="T18">view</text:span><text:span text:style-name="T17"> </text:span><text:span text:style-name="T18">and</text:span><text:span text:style-name="T17"> </text:span><text:span text:style-name="T18">just</text:span><text:span text:style-name="T17"> </text:span><text:span text:style-name="T18">have</text:span><text:span text:style-name="T17"> </text:span><text:span text:style-name="T18">something</text:span><text:span text:style-name="T17"> </text:span><text:span text:style-name="T18">people</text:span><text:span text:style-name="T17"> </text:span><text:span text:style-name="T18">can</text:span><text:span text:style-name="T17"> </text:span><text:span text:style-name="T18">watch</text:span><text:span text:style-name="T17"> </text:span><text:span text:style-name="T19"><text:line-break/></text:span><text:span text:style-name="T16">    </text:span><text:span text:style-name="T18">//</text:span><text:span text:style-name="T17"> </text:span><text:span text:style-name="T18">or</text:span><text:span text:style-name="T17"> </text:span><text:span text:style-name="T18">when</text:span><text:span text:style-name="T17"> </text:span><text:span text:style-name="T18">no</text:span><text:span text:style-name="T17"> </text:span><text:span text:style-name="T18">input</text:span><text:span text:style-name="T17"> </text:span><text:span text:style-name="T18">from</text:span><text:span text:style-name="T17"> </text:span><text:span text:style-name="T18">ppl</text:span><text:span text:style-name="T17"> </text:span><text:span text:style-name="T18">just</text:span><text:span text:style-name="T17"> </text:span><text:span text:style-name="T18">start</text:span><text:span text:style-name="T17"> </text:span><text:span text:style-name="T18">a</text:span><text:span text:style-name="T17"> </text:span><text:span text:style-name="T18">pure</text:span><text:span text:style-name="T17"> </text:span><text:span text:style-name="T18">ai</text:span><text:span text:style-name="T17"> </text:span><text:span text:style-name="T18">game</text:span><text:span text:style-name="T17"> </text:span><text:span text:style-name="T18">and</text:span><text:span text:style-name="T17"> </text:span><text:span text:style-name="T18">clear</text:span><text:span text:style-name="T17"> </text:span><text:span text:style-name="T18">screen</text:span><text:span text:style-name="T17"> </text:span><text:span text:style-name="T18">from</text:span><text:span text:style-name="T17"> </text:span><text:span text:style-name="T18">setup</text:span><text:span text:style-name="T17"> </text:span><text:span text:style-name="T18">menu</text:span><text:span text:style-name="T17"> </text:span><text:span text:style-name="T18">and</text:span><text:span text:style-name="T17"> </text:span><text:span text:style-name="T18">jumps</text:span><text:span text:style-name="T17"> </text:span><text:span text:style-name="T18">back</text:span><text:span text:style-name="T17"> </text:span><text:span text:style-name="T18">as</text:span><text:span text:style-name="T17"> </text:span><text:span text:style-name="T18">soon</text:span><text:span text:style-name="T17"> </text:span><text:span text:style-name="T18">as</text:span><text:span text:style-name="T17"> </text:span><text:span text:style-name="T18">someone</text:span><text:span text:style-name="T17"> </text:span><text:span text:style-name="T18">peddles</text:span> </text:p>
      <text:p text:style-name="Standard"><text:span text:style-name="T18">//</text:span><text:span text:style-name="T17"> </text:span><text:span text:style-name="T18">use</text:span><text:span text:style-name="T17"> </text:span><text:span text:style-name="T18">colour</text:span><text:span text:style-name="T17"> </text:span><text:span text:style-name="T18">to</text:span><text:span text:style-name="T17"> </text:span><text:span text:style-name="T18">border</text:span><text:span text:style-name="T17"> </text:span><text:span text:style-name="T18">their</text:span><text:span text:style-name="T17"> </text:span><text:span text:style-name="T18">screen</text:span><text:span text:style-name="T17"> </text:span><text:span text:style-name="T18">partician</text:span><text:span text:style-name="T17"> </text:span><text:span text:style-name="T18">they</text:span> </text:p>
      <text:p text:style-name="Standard">put in a button to return to event setup and a button return game setup- put on event screen text informing what it is</text:p>
      <text:p text:style-name="Standard"><text:span text:style-name="T18">//going</text:span><text:span text:style-name="T17"> </text:span><text:span text:style-name="T18">to</text:span><text:span text:style-name="T17"> </text:span><text:span text:style-name="T18">make</text:span><text:span text:style-name="T17"> </text:span><text:span text:style-name="T18">a</text:span><text:span text:style-name="T17"> </text:span><text:span text:style-name="T18">player</text:span><text:span text:style-name="T17"> </text:span><text:span text:style-name="T18">override</text:span><text:span text:style-name="T17"> </text:span><text:span text:style-name="T18">class</text:span><text:span text:style-name="T19"><text:line-break/></text:span><text:span text:style-name="T18">//</text:span><text:span text:style-name="T17">  </text:span><text:span text:style-name="T18">Player</text:span><text:span text:style-name="T17"> </text:span><text:span text:style-name="T18">:</text:span><text:span text:style-name="T17"> </text:span><text:span text:style-name="T18">myPlayerSetup</text:span><text:span text:style-name="T17"> </text:span><text:span text:style-name="T18">overidestart</text:span> </text:p>
      <text:p text:style-name="Standard">empty spawn points could spawn random pickup or just empty ones could just spawn a health box</text:p>
      <text:p text:style-name="Standard">Need to do testing to find out:</text:p>
      <text:p text:style-name="Standard">playersetup:</text:p>
      <text:p text:style-name="Standard"><text:span text:style-name="T20">private</text:span><text:span text:style-name="T16"> </text:span><text:span text:style-name="T20">float</text:span><text:span text:style-name="T16"> minVoltDefineActivePedaling = </text:span><text:span text:style-name="T21">1f</text:span><text:span text:style-name="T16">; </text:span><text:span text:style-name="T18">//minimum</text:span><text:span text:style-name="T17"> </text:span><text:span text:style-name="T18">volts</text:span><text:span text:style-name="T17"> </text:span><text:span text:style-name="T18">in</text:span><text:span text:style-name="T17"> </text:span><text:span text:style-name="T18">to</text:span><text:span text:style-name="T17"> </text:span><text:span text:style-name="T18">register</text:span><text:span text:style-name="T17"> </text:span><text:span text:style-name="T18">bike</text:span><text:span text:style-name="T17"> </text:span><text:span text:style-name="T18">use</text:span> </text:p>
      <text:p text:style-name="Standard">do children need own setting due to power output</text:p>
      <text:p text:style-name="Standard">do player go for the bow</text:p>
      <text:p text:style-name="Standard">what is confusing and need better afordance</text:p>
      <text:p text:style-name="Standard">what feels impactful and what doesnt</text:p>
      <text:p text:style-name="Standard">screen sizing</text:p>
      <text:p text:style-name="Standard"><text:soft-page-break/>game modes</text:p>
      <text:p text:style-name="Standard"/>
      <text:p text:style-name="Standard"/>
      <text:p text:style-name="Standard">CAMERA</text:p>
      <text:p text:style-name="Standard"><text:a xlink:type="simple" xlink:href="https://answers.unity.com/questions/1293382/instance-a-scene-twice-two-worlds-two-cameras-etc.html" text:style-name="Internet_20_link" text:visited-style-name="Visited_20_Internet_20_Link">https://answers.unity.com/questions/1293382/instance-a-scene-twice-two-worlds-two-cameras-etc.html</text:a></text:p>
      <text:p text:style-name="Standard"/>
      <text:p text:style-name="Standard"><text:a xlink:type="simple" xlink:href="https://docs.unity3d.com/ScriptReference/Camera-rect.html" text:style-name="Internet_20_link" text:visited-style-name="Visited_20_Internet_20_Link">https://docs.unity3d.com/ScriptReference/Camera-rect.html</text:a></text:p>
      <text:p text:style-name="Standard"/>
      <text:p text:style-name="Standard">https://docs.unity3d.com/ScriptReference/Camera-cullingMask.html</text:p>
      <text:p text:style-name="Standard">OR cinemachine if doesnt work</text:p>
      <text:p text:style-name="Standard"/>
      <text:p text:style-name="Standard"/>
      <text:p text:style-name="Standard">On bottom right for the camera screen rect could be used as advert for <text:s/>me, screen map, hud of all players stats </text:p>
      <text:p text:style-name="Standard">could make stats bar across top or bottom for all ship could even include their location and put a compass on boat so can try find in each other</text:p>
      <text:p text:style-name="Standard"/>
      <text:p text:style-name="Standard"/>
      <text:p text:style-name="Standard"/>
      <text:p text:style-name="Standard">look up goto, continue and anon for breaking out nested loops </text:p>
      <text:p text:style-name="Standard"/>
      <text:p text:style-name="Standard">need to disable camera on sink</text:p>
      <text:p text:style-name="Standard">not nevessary to freeze cam when sink yet looks cool underwater though lose the blue wonder if can make the volume underneath blue and only visible when you die so doesnt mess the transparency </text:p>
      <text:p text:style-name="Standard"/>
      <text:p text:style-name="Standard">need take network code out of battlecam and maybe other old scripts need better labeling</text:p>
      <text:p text:style-name="Standard">really need to figure out what needs what labels for what. </text:p>
      <text:p text:style-name="Standard"><text:soft-page-break/>Maybe its a simple as taging things as “ship red” and as long as string starts with ships thats info need and if want colour check after 5 th character messy though</text:p>
      <text:p text:style-name="Standard">do excel what uses tags and for what</text:p>
      <text:p text:style-name="Standard"/>
      <text:p text:style-name="Standard">try use ontrigger enter not stay count things entering leaving trigger as trigger stay is intensive</text:p>
      <text:p text:style-name="Standard"/>
      <text:p text:style-name="Standard">how to make hierachy objects independent of their parents scales? E,g battle cam canves shrinks when rect shrink for the cam to allow 4 view port.s. But that alters its trigger.</text:p>
      <text:p text:style-name="Standard">Im wiring manually the tactical triggers to their texture but would of liked it in the architecture consider on refactoring – fixed by changing type to world space canvas</text:p>
      <text:p text:style-name="Standard">I have the issue that my render textures are not part of the prefab so multiple instantiations dont result in multiple textures could use the camera rect again maybe, could make a render texture in code, could see if there is a way of making a render texture part of a prefab</text:p>
      <text:p text:style-name="Standard">maybe raycast is way to go</text:p>
      <text:p text:style-name="Standard"/>
      <text:p text:style-name="Standard"><text:a xlink:type="simple" xlink:href="https://www.youtube.com/watch?v=pA7ZC8owaeo" text:style-name="Internet_20_link" text:visited-style-name="Visited_20_Internet_20_Link">https://www.youtube.com/watch?v=pA7ZC8owaeo</text:a></text:p>
      <text:p text:style-name="Standard"/>
      <text:p text:style-name="Standard">I compare strings a lot like tag red to colour in thisplayersetting but can do it all with array and passing static instance of a the gameobjects versions of thisplayersetting</text:p>
      <text:p text:style-name="Standard">ive downloaded an explosives package but not sure it will have a fuse</text:p>
      <text:p text:style-name="Standard"/>
      <text:p text:style-name="Standard">also got a colonial ship more sail so could have some for health some for colour some for team</text:p>
      <text:p text:style-name="Standard">cartoone xplosive</text:p>
      <text:p text:style-name="Standard"/>
      <text:p text:style-name="Standard">would love something as good as this</text:p>
      <text:p text:style-name="Standard"><text:a xlink:type="simple" xlink:href="https://www.youtube.com/watch?v=iHsASxF8hb0" text:style-name="Internet_20_link" text:visited-style-name="Visited_20_Internet_20_Link">https://www.youtube.com/watch?v=iHsASxF8hb0</text:a></text:p>
      <text:p text:style-name="Standard"><text:a xlink:type="simple" xlink:href="https://www.youtube.com/watch?v=Cecp4a7FsTU" text:style-name="Internet_20_link" text:visited-style-name="Visited_20_Internet_20_Link">https://www.youtube.com/watch?v=Cecp4a7FsTU</text:a> – for making fuse</text:p>
      <text:p text:style-name="Standard"/>
      <text:p text:style-name="Standard">2player tactical cams canvas half the y scale maybe and the uv raw rect and camera rect h need really to change the camera size then everythign else</text:p>
      <text:p text:style-name="Standard"><text:soft-page-break/></text:p>
      <text:p text:style-name="Standard">if want to keep it so dark could put some lamps on the ship that come on at night</text:p>
      <text:p text:style-name="Standard"/>
      <text:p text:style-name="Standard">ceilidh music</text:p>
      <text:p text:style-name="Standard"/>
      <text:p text:style-name="Standard">architecturly maybe every ship should have a public thisPlayerSettings</text:p>
      <text:p text:style-name="Standard">and this thisPlayerSettings should hold info in future like how many ships sunk</text:p>
      <text:p text:style-name="Standard">how many pickups got etc </text:p>
      <text:p text:style-name="Standard">consider putting health on thisPlayerSettings too , combat uses the existing script so maybe it should just hold the value not the operation</text:p>
      <text:p text:style-name="Standard"/>
      <text:p text:style-name="Standard">would be good to have an enemy health and player health and have enemy health extended to be player health or both based on same abstract. As at moment really health should just track health and then tell ai or myplayer what to do when health reaches certain levels </text:p>
      <text:p text:style-name="Standard"/>
      <text:p text:style-name="Standard">//need to make sure everywhere I used gameobject.find I only use it once and if can replace it with use of static or something – although unsure if this bad practice, the statics do spiral out but ive found they tend to spiral out to other things that I only want one of and so them being static is useful but if follow this pattern of if it could be static make it static I would have a lot, but also everything would be cleaner so not sure why statics supposedly bad</text:p>
      <text:p text:style-name="Standard"/>
      <text:p text:style-name="Standard">if I activate scripts when I want them not before hand they dont get to run their start on load,</text:p>
      <text:p text:style-name="Standard">them getting all their things ready seem better so enabling disabling them may be bad(although I think they just update what active so if they are on turn off after run start and then turn on again when need they that would be good, maybe disable them in the start although would have to check start isnt run a second time if enable disbaled</text:p>
      <text:p text:style-name="Standard"/>
      <text:p text:style-name="Standard">-think this is the cause of a few errors it will be important for optomising</text:p>
      <text:p text:style-name="Standard"/>
      <text:p text:style-name="Standard">test putting a debug in a start and turning the script on and off and seeing if each time turned on start reruns – I dont think it does then put a method in it (not sure if I can call it when not active but maybe) the method disables it, another to enable, the enable one will include things I want from the start</text:p>
      <text:p text:style-name="Standard"><text:soft-page-break/></text:p>
      <text:p text:style-name="Standard">later maybe use the angled cam for the 4<text:span text:style-name="T22">th</text:span> rect for 3 player as the end screen</text:p>
      <text:p text:style-name="Standard"/>
      <text:p text:style-name="Standard">need list what suppost to be active deactive on scene start</text:p>
      <text:p text:style-name="Standard">turn player cameras off when <text:s/>destroyed</text:p>
      <text:p text:style-name="Standard"/>
      <text:p text:style-name="Standard">make extra lights baked if thats more efiicient</text:p>
      <text:p text:style-name="Standard"/>
      <text:p text:style-name="Standard">put big fire some where maybe near centre just nw on that large island, the fire is where the port was // provides another navigation point – especially fi plume smoke then ppl know which way is centre – if on each compas direction from the centre point there is something memorable like clump trees a really big tree jagged rocks will help ppl navigate – without knowing its deliberate</text:p>
      <text:p text:style-name="Standard"/>
      <text:p text:style-name="Standard">to increase robustness need to make sure things cant be turned on when the variables they depend on arnt ready</text:p>
      <text:p text:style-name="Standard"/>
      <text:p text:style-name="Standard">everything in unity view should be active should be script that deactivates so deactivating something then not reactivating wont cause an issue</text:p>
      <text:p text:style-name="Standard">compare game manager and player setup work at roles</text:p>
      <text:p text:style-name="Standard">redo diagram of who runs what </text:p>
      <text:p text:style-name="Standard"/>
      <text:p text:style-name="Standard">reallu need to comb code for thisplayerSettings and make sure not giving it out everywhere but instead efficiently, could use the array or even use an enum with the colours to feed the array</text:p>
      <text:p text:style-name="Standard">and everyone just gives their tag as an enum to the array to get their static thisplayersettings, or just remember its roygbiv 0-3 index</text:p>
      <text:p text:style-name="Standard"/>
      <text:p text:style-name="Standard"/>
      <text:p text:style-name="Standard">architecturally should when I assign a gixmo ists own playerpaier setting should I put that at the top of the object as public and all its children get it fgromt here or pass to the children directly</text:p>
      <text:p text:style-name="Standard"/>
      <text:p text:style-name="Standard"><text:soft-page-break/>for timer bar at the top could be a thin string of your team colour, health could be your colour on the <text:s/>sail the amount being your health, power bars at the bottoms are length colour of your wakes either side</text:p>
      <text:p text:style-name="Standard"/>
      <text:p text:style-name="Standard">have allow friendly fire toggle on event set up screen</text:p>
      <text:p text:style-name="Standard">constant ai numbers could be a game option so spawner respawns <text:s/>when empty and ai below a number this way could have a version where have to kill as many enemy possible in time style competition</text:p>
      <text:p text:style-name="Standard"/>
      <text:p text:style-name="Standard">would like to use ship and team names somewhere as is not clear a mo, could do as part of hud but dont really want hud</text:p>
      <text:p text:style-name="Standard"/>
      <text:p text:style-name="Standard">when die camera because canvas showing game stats usintg shipCount</text:p>
      <text:p text:style-name="Standard">or just put ship count over the 3player4person cam</text:p>
      <text:p text:style-name="Standard"/>
      <text:p text:style-name="Standard">extra screen like when ppl die or 3player 4 screen split coutn have game info and hints that ppl watching might read like to do with ramming and bow dammage</text:p>
      <text:p text:style-name="Standard"/>
      <text:p text:style-name="Standard">would some of my errors about pulling from static be fixed by try catching properly and onscene loaded methods</text:p>
      <text:p text:style-name="Standard"/>
      <text:p text:style-name="Standard">ship lighting at night to replace having the ships just lit </text:p>
      <text:p text:style-name="Standard"/>
      <text:p text:style-name="Standard">need indicator to show team – maybe your teams health bars, or all teams health at top your own at the bottom – some affordance on screen to your team</text:p>
      <text:p text:style-name="Standard">at night put in a fog for the lights to catch</text:p>
      <text:p text:style-name="Standard">would need to do modeling to split the pirate foam but if use avatar that might have it </text:p>
      <text:p text:style-name="P3">Before do hud and affordance consider changing the ship to different one</text:p>
      <text:p text:style-name="P3"/>
      <text:p text:style-name="P4">sll the max bars instead of visually competing against the own max they last set should be the highest max in the group so everyone can compare how much theyre achieving rather than how <text:soft-page-break/>much theyre increasing vs themselves, also the max against themselves doesnt seem to increase – or better you get a black line for your 100% and your colour but the bars scale is 100% on bar is 110% of current max, so that your bar could show your at 50% of your top speed so far because you only half reach the black bar, your yellow so you know at 50% against what previosly achieved and bar is halfway down the bar so know your max is half of someone elses</text:p>
      <text:p text:style-name="P4"/>
      <text:p text:style-name="P4">bake sea and terrain into one</text:p>
      <text:p text:style-name="P4"/>
      <text:p text:style-name="P4">take off spray when ship dies</text:p>
      <text:p text:style-name="P4"/>
      <text:p text:style-name="P4">maybe on death a slow zoom outfrom sea level so can see self sink</text:p>
      <text:p text:style-name="P4"/>
      <text:p text:style-name="P4"/>
      <text:p text:style-name="P4">aim for 24fps +</text:p>
      <text:p text:style-name="P4"/>
      <text:p text:style-name="P4">arduino code divides the fps by 9 when the use toggle activated11</text:p>
      <text:p text:style-name="P4"><text:s/>to help optomise when die have your health on but everything else deactivated so can still be found by count script</text:p>
      <text:p text:style-name="P4"/>
      <text:p text:style-name="P4"><text:a xlink:type="simple" xlink:href="https://www.alanzucconi.com/2016/12/01/asynchronous-serial-communication/" text:style-name="Internet_20_link" text:visited-style-name="Visited_20_Internet_20_Link">https://www.alanzucconi.com/2016/12/01/asynchronous-serial-communication/</text:a></text:p>
      <text:p text:style-name="P4"/>
      <text:p text:style-name="P4">looks at array ships should it be leftred rightred or like it is red yel blu</text:p>
      <text:p text:style-name="P4">I could still tag by colours and just cult strings so lefred rigred lefgre riggre</text:p>
      <text:p text:style-name="P4">and I can split the string look at the second half if I want colour the first if I want the side</text:p>
      <text:p text:style-name="P4">if I used 8 as have 8 input volts and odds for lefts evens for rights and make all the array left right roygbiv as I think they are then things can commonicate simpler and using statics wont need string compare as will just line up</text:p>
      <text:p text:style-name="P4">or I could go 2d and column could be left right only difference the input and maybe in future the max and columns could be colour [,] or 3 columns and one is the neutral just holds the non left right data. Should I seperate ship and input data!? Sounds messy, the reds should share as static fields their ship features but not their players features, this could be done by making them in run time with constructors</text:p>
      <text:p text:style-name="P4"><text:soft-page-break/></text:p>
      <text:p text:style-name="P4">a lot potential errors from arduino need try catches</text:p>
      <text:p text:style-name="P4"/>
      <text:p text:style-name="P4">colour code drops downs and add power bar image</text:p>
      <text:p text:style-name="P4"><text:a xlink:type="simple" xlink:href="https://stackoverflow.com/questions/36591329/adding-individual-image-in-dropdown-item" text:style-name="Internet_20_link" text:visited-style-name="Visited_20_Internet_20_Link">https://stackoverflow.com/questions/36591329/adding-individual-image-in-dropdown-item</text:a></text:p>
      <text:p text:style-name="P4">Lists and broadcast and sendMessage would be good here</text:p>
      <text:p text:style-name="P4">for drop downs have a left and right L R symbol with appropriate colour background – image</text:p>
      <text:p text:style-name="P4">48 by 48 pixels they change to show which dropdown bar if any they are the currents value for</text:p>
      <text:p text:style-name="P4"><text:a xlink:type="simple" xlink:href="https://www.youtube.com/watch?v=LRoqGsJGgA4" text:style-name="Internet_20_link" text:visited-style-name="Visited_20_Internet_20_Link">https://www.youtube.com/watch?v=LRoqGsJGgA4</text:a></text:p>
      <text:p text:style-name="P4">check out toggle group in the item in the template object in dropdown this may allow them to share</text:p>
      <text:p text:style-name="P4">label front face of blocks representing the bikes l and r</text:p>
      <text:p text:style-name="P4"/>
      <text:p text:style-name="P4">really need to do something with lists and get comfy with them</text:p>
      <text:p text:style-name="P4"/>
      <text:p text:style-name="P4">are the numbers necessary at all or just click on the symbol you want</text:p>
      <text:p text:style-name="P4"/>
      <text:p text:style-name="P4">use pair grey if the two above it havent yet shown current</text:p>
      <text:p text:style-name="P4"/>
      <text:p text:style-name="P4">need a lesson in planning good lighting I wantr dymatic light of the ship but also to be able to see itbut without you thinking where is it lit from</text:p>
      <text:p text:style-name="P4">https://cgcookie.com/articles</text:p>
      <text:p text:style-name="P4"><text:a xlink:type="simple" xlink:href="https://www.youtube.com/watch?v=T-HXmQAMhG0&amp;list=PLJ4rOFLQFH4BUVziWikfHvL8TbNGJ6M_f" text:style-name="Internet_20_link" text:visited-style-name="Visited_20_Internet_20_Link">https://www.youtube.com/watch?v=T-HXmQAMhG0&amp;list=PLJ4rOFLQFH4BUVziWikfHvL8TbNGJ6M_f</text:a></text:p>
      <text:p text:style-name="P4"/>
      <text:p text:style-name="P4">seeing if can get away not tagging the ships dont know if this good or bad idea</text:p>
      <text:p text:style-name="P4">see if I can change ai ships so have ai code, my targetting code, and set up code and try and make them as much like human players as possible and give them their own static – this would make game more adaptable I think,</text:p>
      <text:p text:style-name="P4"/>
      <text:p text:style-name="P4"><text:soft-page-break/>would be cool if every time you killed something you got an skull on your ship, would be cool in general if tracked who killed who</text:p>
      <text:p text:style-name="P4"/>
      <text:p text:style-name="P4">make excel of prioroities to do</text:p>
      <text:p text:style-name="P4"/>
      <text:p text:style-name="P4">see what uses ship tag see if can code to check for scripts inst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Consolas1" svg:font-family="Consolas"/>
    <style:font-face style:name="Consolas" svg:font-family="Consolas, Monaco, 'Andale Mono', monospace"/>
    <style:font-face style:name="roboto" svg:font-family="roboto"/>
    <style:font-face style:name="Lucida Sans1" svg:font-family="'Lucida Sans'" style:font-family-generic="swiss"/>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meta:initial-creator>
    <dc:creator>Phil Tate</dc:creator>
    <meta:editing-cycles>110</meta:editing-cycles>
    <meta:creation-date>2018-10-19T14:39:00</meta:creation-date>
    <dc:date>2018-12-03T13:59:04.54</dc:date>
    <meta:editing-duration>P4DT12H3M49S</meta:editing-duration>
    <meta:generator>OpenOffice/4.1.5$Win32 OpenOffice.org_project/415m1$Build-9789</meta:generator>
    <meta:document-statistic meta:table-count="0" meta:image-count="0" meta:object-count="0" meta:page-count="18" meta:paragraph-count="245" meta:word-count="4400" meta:character-count="2446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